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111111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svg:stroke-color="#9999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d32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8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00008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000080" draw:fill="solid" draw:fill-color="#ffffff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16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10.033cm" svg:x="0.954cm" svg:y="1.0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MV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48cm" svg:height="6.096cm" svg:x="1.589cm" svg:y="2.216cm">
          <text:p text:style-name="P1">Such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366cm" svg:height="8.001cm" svg:x="4.891cm" svg:y="1.135cm">
          <text:p text:style-name="P2"><text:span text:style-name="T2">$ = Advertis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858cm" svg:height="2.794cm" svg:x="5.145cm" svg:y="2.243cm">
          <text:p text:style-name="P1">Wissensbasierte</text:p>
          <text:p text:style-name="P1">Entscheidun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858cm" svg:height="2.794cm" svg:x="5.145cm" svg:y="5.518cm">
          <text:p text:style-name="P1">Gruppen-</text:p>
          <text:p text:style-name="P1">Entscheidun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6.096cm" svg:x="12.49cm" svg:y="2.217cm">
          <text:p text:style-name="P1">“Klonen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257cm" svg:height="10.033cm" svg:x="18.518cm" svg:y="1.0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.058cm" svg:height="8.001cm" svg:x="1.023cm" svg:y="11.99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3"/></text:p>
          <text:p text:style-name="P1"><text:span text:style-name="T3">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048cm" svg:height="6.096cm" svg:x="19.08cm" svg:y="2.343cm">
          <text:p text:style-name="P1">Proofler-</text:p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207cm" svg:height="6.096cm" svg:x="23.017cm" svg:y="2.343cm">
          <text:p text:style-name="P2"><text:span text:style-name="T2">$ = </text:span><text:span text:style-name="T3">Private</text:span></text:p>
          <text:p text:style-name="P2"><text:span text:style-name="T3">Entscheid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3.058cm" svg:height="8.001cm" svg:x="15.624cm" svg:y="11.996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445cm" svg:height="6.096cm" svg:x="1.635cm" svg:y="12.811cm">
          <text:p text:style-name="P1"><text:span text:style-name="T2">$ = </text:span><text:span text:style-name="T3">Firmen-</text:span></text:p>
          <text:p text:style-name="P1"><text:span text:style-name="T3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065cm" svg:height="2.92cm" svg:x="6.635cm" svg:y="12.812cm">
          <text:p text:style-name="P4"><text:span text:style-name="T4">Firmen-interne</text:span></text:p>
          <text:p text:style-name="P4"><text:span text:style-name="T4">Entscheid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065cm" svg:height="2.92cm" svg:x="6.635cm" svg:y="15.913cm">
          <text:p text:style-name="P4"><text:span text:style-name="T4">Suche innerhalb der</text:span></text:p>
          <text:p text:style-name="P4"><text:span text:style-name="T4">Firmen-Entscheid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842cm" svg:height="6.096cm" svg:x="15.94cm" svg:y="12.938cm">
          <text:p text:style-name="P1"><text:span text:style-name="T3">Kunden-</text:span></text:p>
          <text:p text:style-name="P1"><text:span text:style-name="T3">Entscheid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6.604cm" svg:height="6.096cm" svg:x="21.955cm" svg:y="13.065cm">
          <text:p text:style-name="P5"><text:span text:style-name="T4">Firma legt Entschei-</text:span></text:p>
          <text:p text:style-name="P5"><text:span text:style-name="T4">Dungen mit Optionen</text:span></text:p>
          <text:p text:style-name="P5"><text:span text:style-name="T4">etc. fest, die der </text:span></text:p>
          <text:p text:style-name="P5"><text:span text:style-name="T4">Kunde der Firma </text:span></text:p>
          <text:p text:style-name="P5"><text:span text:style-name="T4">dann bewerten kann.</text:span></text:p>
          <text:p text:style-name="P5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2" draw:text-style-name="P2" draw:layer="layout" svg:width="26.924cm" svg:height="1.651cm" svg:x="1.254cm" svg:y="8.004cm">
          <text:p text:style-name="P2"><text:span text:style-name="T3"/></text:p>
          <text:p text:style-name="P2"><text:span text:style-name="T3"/></text:p>
          <text:p text:style-name="P2"><text:span text:style-name="T3">|</text:span><text:span text:style-name="T3"><text:tab/></text:span><text:span text:style-name="T3">Jan</text:span><text:span text:style-name="T3"><text:tab/></text:span><text:span text:style-name="T3"><text:tab/></text:span><text:span text:style-name="T3">|</text:span><text:span text:style-name="T3"><text:tab/></text:span><text:span text:style-name="T3">Feb</text:span><text:span text:style-name="T3"><text:tab/></text:span><text:span text:style-name="T3"><text:tab/></text:span><text:span text:style-name="T3">|</text:span><text:span text:style-name="T3"><text:tab/></text:span><text:span text:style-name="T3">Mrz</text:span><text:span text:style-name="T3"><text:tab/></text:span><text:span text:style-name="T3"><text:tab/></text:span><text:span text:style-name="T3">|</text:span><text:span text:style-name="T3"><text:tab/></text:span><text:span text:style-name="T3">Q2</text:span><text:span text:style-name="T3"><text:tab/></text:span><text:span text:style-name="T3"><text:tab/></text:span><text:span text:style-name="T3">|</text:span><text:span text:style-name="T3"><text:tab/></text:span><text:span text:style-name="T3"><text:tab/></text:span><text:span text:style-name="T3">Q3</text:span><text:span text:style-name="T3"><text:tab/></text:span><text:span text:style-name="T3"><text:tab/></text:span><text:span text:style-name="T3">|</text:span><text:span text:style-name="T3"><text:tab/></text:span><text:span text:style-name="T3">Q4</text:span></text:p>
          <draw:enhanced-geometry svg:viewBox="0 0 21600 21600" draw:text-areas="0 ?f0 ?f5 ?f2" draw:type="right-arrow" draw:modifiers="20496.9359331476 6053.09734513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207cm" svg:height="1.905cm" svg:x="4.81cm" svg:y="3.559cm">
          <text:p text:style-name="P1">Proofler-</text:p>
          <text:p text:style-name="P1">Worksho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556cm" svg:height="2.667cm" svg:x="6.461cm" svg:y="13.846cm">
          <text:p text:style-name="P1">1. Launch</text:p>
          <draw:enhanced-geometry svg:viewBox="0 0 21600 21600" draw:text-areas="800 800 20800 20800" draw:type="round-rectangular-callout" draw:modifiers="3947.14647174585 -33217.6911544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7.239cm" svg:height="1.397cm" svg:x="7.35cm" svg:y="6.48cm">
          <text:p text:style-name="P1">Testphas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1.303cm" svg:height="2.032cm" svg:x="8.747cm" svg:y="10.417cm">
          <text:p text:style-name="P1">Investoren-Such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6" draw:layer="layout" svg:width="4.318cm" svg:height="1.778cm" svg:x="23.987cm" svg:y="1.381cm">
          <text:p text:style-name="P6"><text:span text:style-name="T1">Proofler 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12:49:51.611152466</meta:creation-date>
    <dc:date>2014-12-16T13:28:40.538285308</dc:date>
    <meta:editing-duration>PT23M33S</meta:editing-duration>
    <meta:editing-cycles>9</meta:editing-cycles>
    <meta:generator>LibreOffice/4.2.7.2$Linux_X86_64 LibreOffice_project/420m0$Build-2</meta:generator>
    <meta:document-statistic meta:object-count="22"/>
  </office:meta>
</office:document-meta>
</file>